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inux C/C++ logging</text:p>
          </draw:text-box>
        </draw:frame>
        <draw:frame presentation:style-name="pr2" draw:layer="layout" svg:width="25.199cm" svg:height="13.859cm" svg:x="1.4cm" svg:y="4.914cm" presentation:class="subtitle">
          <draw:text-box>
            <text:p>A journey into speed...</text:p>
            <text:p>Mark Veltzer</text:p>
            <text:p>Mark.veltzer@gmail.com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>
            <draw:text-box>
              <text:p>This slide show is about logging in linux</text:p>
              <text:p>It will survey and compare the various syslog implementations.</text:p>
              <text:p>It will survey and compare the various logging library APIs.</text:p>
              <text:p>It will show how to log to syslog from various languages (perl, python, C/C++, ruby, shell, and more)</text:p>
            </draw:text-box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peeding up <text:span text:style-name="T1">syslog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4">
              <text:list-item>
                <text:p>Filter the messages at the source</text:p>
              </text:list-item>
              <text:list-item>
                <text:p>Letting <text:span text:style-name="T1">syslog</text:span> filter out your messages according to various parameters</text:p>
              </text:list-item>
              <text:list-item>
                <text:p>Have a separate hard drive just for logging (to avoid IO pressure on the main one)</text:p>
              </text:list-item>
              <text:list-item>
                <text:p>Telling <text:span text:style-name="T1">syslog </text:span><text:span text:style-name="T2">to put your log messages in RAM <text:s/>instead of permanent storag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utting <text:span text:style-name="T1">syslog </text:span><text:span text:style-name="T2">output in RAM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4">
              <text:list-item>
                <text:p>It usually OK for many many systems out there</text:p>
              </text:list-item>
              <text:list-item>
                <text:p>Does not add to the load on the IO system (you don't usually have a spare drive)</text:p>
              </text:list-item>
              <text:list-item>
                <text:p>Makes syslog perform much faster in a log of the synchronous implementations of syslog out there</text:p>
              </text:list-item>
              <text:list-item>
                <text:p>Should be rotated or removed from time to time, ofcourse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Various syslog implementation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rsyslog</text:p>
              </text:list-item>
              <text:list-item>
                <text:p>syslog-ng</text:p>
              </text:list-item>
              <text:list-item>
                <text:p>klogd</text:p>
              </text:list-item>
              <text:list-item>
                <text:p>Busybox syslogd</text:p>
              </text:list-item>
              <text:list-item>
                <text:p>dsyslog</text:p>
              </text:list-item>
              <text:list-item>
                <text:p>inetutils-syslogd</text:p>
              </text:list-item>
              <text:list-item>
                <text:p>sysklog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Logging librari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4">
              <text:list-item>
                <text:p>syslog native API</text:p>
              </text:list-item>
              <text:list-item>
                <text:p>evtlog</text:p>
              </text:list-item>
              <text:list-item>
                <text:p>ACE</text:p>
              </text:list-item>
              <text:list-item>
                <text:p>Boost</text:p>
              </text:list-item>
              <text:list-item>
                <text:p>Liblog4c</text:p>
              </text:list-item>
              <text:list-item>
                <text:p>Liblog4cpp</text:p>
              </text:list-item>
              <text:list-item>
                <text:p>socklog</text:p>
              </text:list-item>
              <text:list-item>
                <text:p>bobcat</text:p>
              </text:list-item>
              <text:list-item>
                <text:p>vanessa-logg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ogging from the command lin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4">
              <text:list-item>
                <text:p>Use the <text:span text:style-name="T1">logger(1) </text:span><text:span text:style-name="T2">utility</text:span></text:p>
              </text:list-item>
              <text:list-item>
                <text:p><text:span text:style-name="T2">Part of the </text:span><text:span text:style-name="T1">bsdutils</text:span><text:span text:style-name="T2"> package</text:span></text:p>
              </text:list-item>
              <text:list-item>
                <text:p><text:span text:style-name="T2">Example: </text:span><text:span text:style-name="T1">logger hello</text:span></text:p>
              </text:list-item>
              <text:list-item>
                <text:p><text:span text:style-name="T2">Many options to control priority, tag, socket, process id logging and more</text:span></text:p>
              </text:list-item>
              <text:list-item>
                <text:p><text:span text:style-name="T2">Good for scripts and languages that do not have a more integrated API to </text:span><text:span text:style-name="T1">syslo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k Veltzer</meta:initial-creator>
    <meta:creation-date>2011-06-10T11:36:22</meta:creation-date>
    <dc:date>2011-06-10T12:01:55</dc:date>
    <dc:creator>Mark Veltzer</dc:creator>
    <meta:editing-duration>PT9M51S</meta:editing-duration>
    <meta:editing-cycles>1</meta:editing-cycles>
    <meta:document-statistic meta:object-count="45"/>
    <meta:generator>LibreOffice/3.3$Linux LibreOffice_project/330m19$Build-202</meta:generator>
  </office:meta>
</office:document-meta>
</file>